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5734" officeooo:paragraph-rsid="00155734"/>
    </style:style>
    <style:style style:name="P2" style:family="paragraph" style:parent-style-name="Standard">
      <style:text-properties fo:font-weight="bold" officeooo:rsid="00155734" officeooo:paragraph-rsid="00155734" style:font-weight-asian="bold" style:font-weight-complex="bold"/>
    </style:style>
    <style:style style:name="P3" style:family="paragraph" style:parent-style-name="Standard">
      <style:text-properties fo:font-weight="bold" officeooo:rsid="001655e5" officeooo:paragraph-rsid="001655e5" style:font-weight-asian="bold" style:font-weight-complex="bold"/>
    </style:style>
    <style:style style:name="P4" style:family="paragraph" style:parent-style-name="Standard">
      <style:text-properties fo:font-weight="bold" officeooo:rsid="00197fe7" officeooo:paragraph-rsid="00197fe7" style:font-weight-asian="bold" style:font-weight-complex="bold"/>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imera vercion de un programa en python que leea un codigo de barras por medio de una camara, en esta primera aproximacion lo intentare con la webcam, de ser posible el codigo puede extrapolarse a una camara externa y reducir costos de produccion. </text:p>
      <text:p text:style-name="P1"/>
      <text:p text:style-name="P1">Sistema Operativo de trabajo : Linux Ubuntu</text:p>
      <text:p text:style-name="P1">Entorno de desarrollo : VS code </text:p>
      <text:p text:style-name="P1">Lenguaje de programacion : Python</text:p>
      <text:p text:style-name="P1"/>
      <text:p text:style-name="P1">Librerias nesesarias y elementos a instalar </text:p>
      <text:p text:style-name="P1"/>
      <text:p text:style-name="P2">sudo apt-get install python3.11-distutils</text:p>
      <text:p text:style-name="P2"/>
      <text:p text:style-name="P2">wget https://bootstrap.pypa.io/get-pip.py</text:p>
      <text:p text:style-name="P2"/>
      <text:p text:style-name="P2">sudo python3.11 get-pip.py</text:p>
      <text:p text:style-name="P2"/>
      <text:p text:style-name="P2">sudo apt-get install libopencv-dev python3-opencv</text:p>
      <text:p text:style-name="P2"/>
      <text:p text:style-name="P2">pip3.11 install opencv-python pyzbar</text:p>
      <text:p text:style-name="P2"/>
      <text:p text:style-name="P2">sudo apt-get install libzbar0</text:p>
      <text:p text:style-name="P2"/>
      <text:p text:style-name="P2">pip3 install opencv-python</text:p>
      <text:p text:style-name="P2"/>
      <text:p text:style-name="P4"><text:span text:style-name="T1">Se requiere buena iluminacion (de preferencia luz blanca)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4T21:57:38.117713257</meta:creation-date>
    <dc:date>2023-12-04T22:34:26.566977158</dc:date>
    <meta:editing-duration>PT6M17S</meta:editing-duration>
    <meta:editing-cycles>1</meta:editing-cycles>
    <meta:document-statistic meta:table-count="0" meta:image-count="0" meta:object-count="0" meta:page-count="1" meta:paragraph-count="13" meta:word-count="100" meta:character-count="707" meta:non-whitespace-character-count="616"/>
    <meta:generator>LibreOffice/7.3.7.2$Linux_X86_64 LibreOffice_project/30$Build-2</meta:generator>
  </office:meta>
</office:document-meta>
</file>